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DM2EUR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WT UI" svg:font-family="'Andale WT UI', 'MS Mincho', 'HG Mincho L', 'MS PGothic', 'Arial Unicode MS'"/>
    <style:font-face style:name="Simplified Arabic" svg:font-family="'Simplified Arabic', 'Andale WT UI', 'Arial Unicode MS'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5101P0" style:volatile="true" number:language="de" number:country="D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5101" number:language="de" number:country="DE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5101P0"/>
    </number:currency-style>
    <style:style style:name="ce1" style:family="table-cell" style:parent-style-name="Default" style:data-style-name="N119"/>
    <style:style style:name="ce2" style:family="table-cell" style:parent-style-name="Default" style:data-style-name="N5101"/>
    <style:style style:name="ce3" style:family="table-cell" style:parent-style-name="Default" style:data-style-name="N111"/>
    <style:style style:name="ce4" style:family="table-cell" style:parent-style-name="Default" style:data-style-name="N113"/>
    <style:style style:name="P1" style:family="paragraph"/>
  </office:automatic-styles>
  <office:body>
    <office:spreadsheet>
      <table:table table:name="Tabelle1" table:style-name="ta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CommandButton1" form:control-implementation="ooo:com.sun.star.form.component.CommandButton" form:id="control1" form:label="Convert" office:target-frame="" xlink:href="" form:image-data="" form:delay-for-repeat="PT0.50S" form:image-position="top" form:image-align="center">
              <form:properties>
                <form:property form:property-name="DefaultControl" office:value-type="string" office:string-value="stardiv.one.form.control.CommandButton"/>
              </form:properties>
              <office:event-listeners>
                <script:event-listener script:language="ooo:StarBasic" script:event-name="form:performaction" script:macro-name="Standard.DM2EURO.Main"/>
              </office:event-listeners>
            </form:button>
          </form:form>
        </office:form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currency" office:currency="DEM" office:value="6">
            <text:p>6.00 DM</text:p>
          </table:table-cell>
          <table:table-cell table:style-name="ce1" office:value-type="currency" office:currency="DEM" office:value="9">
            <text:p>9.00 DM</text:p>
          </table:table-cell>
          <table:table-cell table:style-name="ce1" office:value-type="currency" office:currency="DEM" office:value="12">
            <text:p>12.00 DM</text:p>
          </table:table-cell>
          <table:table-cell table:style-name="ce1" office:value-type="currency" office:currency="DEM" office:value="13">
            <text:p>13.00 DM</text:p>
          </table:table-cell>
          <table:table-cell table:style-name="ce1" office:value-type="currency" office:currency="DEM" office:value="3.6">
            <text:p>3.60 DM</text:p>
          </table:table-cell>
        </table:table-row>
        <table:table-row table:style-name="ro1">
          <table:table-cell table:number-columns-repeated="2" table:style-name="ce1" office:value-type="currency" office:currency="DEM" office:value="1">
            <text:p>1.00 DM</text:p>
          </table:table-cell>
          <table:table-cell table:style-name="ce1" office:value-type="currency" office:currency="DEM" office:value="0.5">
            <text:p>0.50 DM</text:p>
          </table:table-cell>
          <table:table-cell table:number-columns-repeated="2" table:style-name="ce1" office:value-type="currency" office:currency="DEM" office:value="1.5">
            <text:p>1.50 DM</text:p>
          </table:table-cell>
        </table:table-row>
        <table:table-row table:style-name="ro1">
          <table:table-cell table:style-name="ce1" office:value-type="currency" office:currency="DEM" office:value="33">
            <text:p>33.00 DM</text:p>
          </table:table-cell>
          <table:table-cell table:style-name="ce1" office:value-type="currency" office:currency="DEM" office:value="32">
            <text:p>32.00 DM</text:p>
          </table:table-cell>
          <table:table-cell table:style-name="ce1" office:value-type="currency" office:currency="DEM" office:value="6">
            <text:p>6.00 DM</text:p>
          </table:table-cell>
          <table:table-cell table:style-name="ce1" office:value-type="currency" office:currency="DEM" office:value="15">
            <text:p>15.00 DM</text:p>
          </table:table-cell>
          <table:table-cell table:style-name="ce1" office:value-type="currency" office:currency="DEM" office:value="6.3">
            <text:p>6.30 DM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>
            <draw:control table:end-cell-address="Tabelle1.C8" table:end-x="0.8346in" table:end-y="0.1677in" draw:z-index="0" draw:text-style-name="P1" svg:width="0.8449in" svg:height="0.1673in" svg:x="0.8783in" svg:y="0in" draw:control="control1"/>
          </table:table-cell>
          <table:table-cell table:number-columns-repeated="3"/>
        </table:table-row>
      </table:table>
      <table:table table:name="Tabelle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currency" office:currency="DEM" office:value="22">
            <text:p>22 DM</text:p>
          </table:table-cell>
          <table:table-cell table:style-name="ce2" office:value-type="currency" office:currency="DEM" office:value="33">
            <text:p>33 DM</text:p>
          </table:table-cell>
          <table:table-cell table:style-name="ce2" office:value-type="currency" office:currency="DEM" office:value="44">
            <text:p>44 DM</text:p>
          </table:table-cell>
          <table:table-cell table:style-name="ce2" office:value-type="currency" office:currency="DEM" office:value="1">
            <text:p>1 DM</text:p>
          </table:table-cell>
          <table:table-cell table:style-name="ce2" office:value-type="currency" office:currency="DEM" office:value="2">
            <text:p>2 DM</text:p>
          </table:table-cell>
        </table:table-row>
        <table:table-row table:style-name="ro1">
          <table:table-cell table:style-name="ce3" office:value-type="currency" office:currency="DEM" office:value="1">
            <text:p>1 DM</text:p>
          </table:table-cell>
          <table:table-cell table:style-name="ce3" office:value-type="currency" office:currency="DEM" office:value="2">
            <text:p>2 DM</text:p>
          </table:table-cell>
          <table:table-cell table:style-name="ce3" office:value-type="currency" office:currency="DEM" office:value="3">
            <text:p>3 DM</text:p>
          </table:table-cell>
          <table:table-cell table:style-name="ce3" office:value-type="currency" office:currency="DEM" office:value="4">
            <text:p>4 DM</text:p>
          </table:table-cell>
          <table:table-cell table:style-name="ce3" office:value-type="currency" office:currency="DEM" office:value="5">
            <text:p>5 DM</text:p>
          </table:table-cell>
        </table:table-row>
        <table:table-row table:style-name="ro1">
          <table:table-cell table:style-name="ce4" office:value-type="currency" office:currency="DEM" office:value="123">
            <text:p>123.000 DM</text:p>
          </table:table-cell>
          <table:table-cell table:style-name="ce4" office:value-type="currency" office:currency="DEM" office:value="124">
            <text:p>124.000 DM</text:p>
          </table:table-cell>
          <table:table-cell table:style-name="ce4" office:value-type="currency" office:currency="DEM" office:value="23">
            <text:p>23.000 DM</text:p>
          </table:table-cell>
          <table:table-cell table:style-name="ce4" office:value-type="currency" office:currency="DEM" office:value="54">
            <text:p>54.000 DM</text:p>
          </table:table-cell>
          <table:table-cell table:style-name="ce4" office:value-type="currency" office:currency="DEM" office:value="24">
            <text:p>24.000 D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WT UI" svg:font-family="'Andale WT UI', 'MS Mincho', 'HG Mincho L', 'MS PGothic', 'Arial Unicode MS'"/>
    <style:font-face style:name="Simplified Arabic" svg:font-family="'Simplified Arabic', 'Andale WT UI', 'Arial Unicode MS'"/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WT UI" style:language-asian="none" style:country-asian="none" style:font-name-complex="Simplified Arabic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name-asian="Andale Sans UI" style:font-size-asian="24pt" style:language-asian="none" style:country-asian="none" style:font-name-complex="Lucidasans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6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number number:decimal-places="0" number:min-integer-digits="1"/>
      <number:text> </number:text>
      <number:currency-symbol>€</number:currency-symbol>
    </number:currency-style>
    <number:currency-style style:name="N109">
      <number:number number:decimal-places="0" number:min-integer-digits="1"/>
      <number:text> </number:text>
      <number:currency-symbol>EUR</number:currency-symbol>
    </number:currency-style>
    <number:currency-style style:name="N110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">
      <number:number number:decimal-places="3" number:min-integer-digits="1" number:grouping="true"/>
      <number:text> </number:text>
      <number:currency-symbol number:language="de" number:country="DE">DM</number:currency-symbol>
    </number:currency-style>
    <number:currency-style style:name="N113P0" style:volatile="true">
      <number:number number:decimal-places="3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4">
      <number:number number:decimal-places="0" number:min-integer-digits="1" number:grouping="true"/>
      <number:text> </number:text>
      <number:currency-symbol>EUR</number:currency-symbol>
    </number:currency-style>
    <number:currency-style style:name="N115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115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15P0"/>
    </number:currency-style>
    <number:currency-style style:name="N116">
      <number:number number:decimal-places="3" number:min-integer-digits="1" number:grouping="true"/>
      <number:text> </number:text>
      <number:currency-symbol>EUR</number:currency-symbol>
    </number:currency-style>
    <number:currency-style style:name="N117P0" style:volatile="true">
      <number:number number:decimal-places="3" number:min-integer-digits="1" number:grouping="true"/>
      <number:text> </number:text>
      <number:currency-symbol>EUR</number:currency-symbol>
    </number:currency-style>
    <number:currency-style style:name="N117">
      <style:text-properties fo:color="#ff0000"/>
      <number:text>-</number:text>
      <number:number number:decimal-places="3" number:min-integer-digits="1" number:grouping="true"/>
      <number:text> </number:text>
      <number:currency-symbol>EUR</number:currency-symbol>
      <style:map style:condition="value()&gt;=0" style:apply-style-name="N117P0"/>
    </number:currency-style>
    <number:currency-style style:name="N118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0">
      <number:number number:decimal-places="2" number:min-integer-digits="1" number:grouping="true"/>
      <number:text> </number:text>
      <number:currency-symbol>EUR</number:currency-symbol>
    </number:currency-style>
    <number:currency-style style:name="N12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1P0"/>
    </number:currency-style>
    <number:currency-style style:name="N122">
      <number:number number:decimal-places="2" number:min-integer-digits="1" number:grouping="true"/>
      <number:text> </number:text>
      <number:currency-symbol>DEM</number:currency-symbol>
    </number:currency-style>
    <number:currency-style style:name="N123P0" style:volatile="true">
      <number:number number:decimal-places="2" number:min-integer-digits="1" number:grouping="true"/>
      <number:text> </number:text>
      <number:currency-symbol>DEM</number:currency-symbol>
    </number:currency-style>
    <number:currency-style style:name="N123" number:title="User-defined">
      <style:text-properties fo:color="#ff0000"/>
      <number:text>-</number:text>
      <number:number number:decimal-places="2" number:min-integer-digits="1" number:grouping="true"/>
      <number:text> </number:text>
      <number:currency-symbol>DEM</number:currency-symbol>
      <style:map style:condition="value()&gt;=0" style:apply-style-name="N123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5107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5108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510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5108P0"/>
    </number:currency-style>
    <number:currency-style style:name="N5109" number:language="de" number:country="DE">
      <number:number number:decimal-places="2" number:min-integer-digits="1" number:grouping="true"/>
      <number:text> </number:text>
      <number:currency-symbol>EUR</number:currency-symbol>
    </number:currency-style>
    <number:currency-style style:name="N5110P0" style:volatile="true" number:language="de" number:country="DE">
      <number:number number:decimal-places="2" number:min-integer-digits="1" number:grouping="true"/>
      <number:text> </number:text>
      <number:currency-symbol>EUR</number:currency-symbol>
    </number:currency-style>
    <number:currency-style style:name="N511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5110P0"/>
    </number:currency-style>
    <number:currency-style style:name="N5111" number:language="de" number:country="D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5112" number:language="de" number:country="D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5113" number:language="de" number:country="DE">
      <number:number number:decimal-places="0" number:min-integer-digits="1" number:grouping="true"/>
      <number:text> </number:text>
      <number:currency-symbol>EUR</number:currency-symbol>
    </number:currency-style>
    <number:currency-style style:name="N5114P0" style:volatile="true" number:language="de" number:country="DE">
      <number:number number:decimal-places="0" number:min-integer-digits="1" number:grouping="true"/>
      <number:text> </number:text>
      <number:currency-symbol>EUR</number:currency-symbol>
    </number:currency-style>
    <number:currency-style style:name="N5114" number:language="de" number:country="DE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5114P0"/>
    </number:currency-style>
    <number:currency-style style:name="N5115" number:language="de" number:country="DE">
      <number:number number:decimal-places="0" number:min-integer-digits="1"/>
      <number:text> </number:text>
      <number:currency-symbol>EUR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 fo:text-align-last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01/14/2005</text:date>, <text:time>13:52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7$Build-8854$CWS-sdksample</meta:generator>
    <meta:creation-date>2000-04-26T13:20:50</meta:creation-date>
    <dc:date>2000-08-18T16:12:21</dc:date>
    <meta:print-date>0-00-00T00:00:00</meta:print-date>
    <dc:language>en-US</dc:language>
    <meta:editing-cycles>0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table-count="2" meta:cell-count="30" meta:object-count="1"/>
  </office:meta>
</office:document-meta>
</file>

<file path=Basic/Standard/DM2EURO.xml><?xml version="1.0" encoding="utf-8"?>
<!DOCTYPE module  PUBLIC '-//OpenOffice.org//DTD OfficeDocument 1.0//EN'  'module.dtd'>
<script:module xmlns:script="http://openoffice.org/2000/script" script:name="DM2EURO" script:language="StarBasic">
Option Explicit
Sub Main
 Dim oDocument As Object
' oDocument = StarDesktop.ActiveComponent ##599##
oDocument = ThisComponent

 REM Increase speed by using the
 REM com::sun::star::document::XActionLockable Interface
 REM and make all changes to the document between calls
 REM to the addActionLock and removeActionLock methods
 
 oDocument.addActionLock
 Convert( oDocument.Sheets(0), oDocument.NumberFormats, "DM", _
          "EUR", 1.95583 )
 oDocument.removeActionLock

End Sub

Sub Convert( oSheet As Object, oFormats As Object,_
             sOldSymbol As String, sNewSymbol As String,_
             fFaktor As Double )

Dim nSimpleKey As Long
Dim aLanguage As New com.sun.star.lang.Locale
Dim sSimple As String
Dim oFormat As Object
Dim oRanges As Object, oRange As Object
Dim n As Long
Dim sNew As String
Dim oValues As Object
Dim oCells As Object, oCell As Object


	aLanguage.Country = "de"
	aLanguage.Language = "de"
	sSimple = "0 [$"+sNewSymbol+"]"
	nSimpleKey = NumberFormat( oFormats, sSimple, aLanguage )

	oRanges = oSheet.CellFormatRanges.createEnumeration

	While oRanges.hasMoreElements
		oRange = oRanges.nextElement
		oFormat = oFormats.getByKey( oRange.NumberFormat )

	If ( oFormat.Type AND com.sun.star.util.NumberFormat.CURRENCY )_
	 And ( oFormat.CurrencySymbol = sOldSymbol ) Then

		sNew = oFormats.generateFormat( nSimpleKey, oFormat.Locale, _
							oFormat.ThousandsSeparator, oFormat.NegativeRed, _
							oFormat.Decimals, oFormat.LeadingZeros )
		oRange.NumberFormat = NumberFormat( oFormats, sNew, oFormat.Locale )

		oValues = _
		 oRange.queryContentCells( com.sun.star.sheet.CellFlags.VALUE )
		If oValues.Count &gt; 0 Then
			oCells = oValues.Cells.createEnumeration
			While oCells.hasMoreElements
				oCell = oCells.nextElement
				oCell.Value = oCell.Value / fFaktor
			Wend
		End If
	End If
Wend
End Sub

Function NumberFormat( oFormats As Object,_
                       sFormat As String , aLanguage As Variant ) As Long
	Dim nRetKey As Long
	nRetKey = oFormats.queryKey( sFormat, aLanguage, true )
	If nRetKey = -1 Then
		nRetKey = oFormats.addNew( sFormat, aLanguage )
		If nRetKey = -1 Then nRetKey = 0
	End If
	NumberFormat = nRetKey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M2EUR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